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66f1" officeooo:paragraph-rsid="000c66f1"/>
    </style:style>
    <style:style style:name="P2" style:family="paragraph" style:parent-style-name="Standard">
      <style:text-properties fo:font-size="14pt" fo:font-weight="bold" officeooo:rsid="001186b5" officeooo:paragraph-rsid="001186b5" style:font-size-asian="12.25pt" style:font-weight-asian="bold" style:font-size-complex="14pt" style:font-weight-complex="bold"/>
    </style:style>
    <style:style style:name="P3" style:family="paragraph" style:parent-style-name="Standard">
      <style:text-properties fo:font-size="12pt" fo:font-weight="normal" officeooo:rsid="001186b5" officeooo:paragraph-rsid="001186b5" style:font-size-asian="10.5pt" style:font-weight-asian="normal" style:font-size-complex="12pt" style:font-weight-complex="normal"/>
    </style:style>
    <style:style style:name="P4" style:family="paragraph" style:parent-style-name="Standard">
      <style:text-properties fo:font-size="12pt" fo:font-weight="normal" officeooo:rsid="001186b5" officeooo:paragraph-rsid="00119041" style:font-size-asian="10.5pt" style:font-weight-asian="normal" style:font-size-complex="12pt" style:font-weight-complex="normal"/>
    </style:style>
    <style:style style:name="P5" style:family="paragraph" style:parent-style-name="Standard">
      <style:text-properties fo:font-size="12pt" fo:font-weight="normal" officeooo:rsid="001186b5" officeooo:paragraph-rsid="001186b5" style:font-size-asian="10.5pt" style:font-weight-asian="normal" style:font-size-complex="12pt" style:font-weight-complex="normal"/>
    </style:style>
    <style:style style:name="P6" style:family="paragraph" style:parent-style-name="Standard">
      <style:text-properties officeooo:rsid="0016bd70" officeooo:paragraph-rsid="0016bd70"/>
    </style:style>
    <style:style style:name="P7" style:family="paragraph" style:parent-style-name="Standard">
      <style:text-properties fo:font-size="14pt" fo:font-weight="bold" officeooo:rsid="0016bd70" officeooo:paragraph-rsid="0016bd70" style:font-size-asian="12.25pt" style:font-weight-asian="bold" style:font-size-complex="14pt" style:font-weight-complex="bold"/>
    </style:style>
    <style:style style:name="P8" style:family="paragraph" style:parent-style-name="Standard">
      <style:text-properties fo:font-size="14pt" fo:font-weight="bold" officeooo:rsid="0016bd70" officeooo:paragraph-rsid="0023e06c" style:font-size-asian="12.25pt" style:font-weight-asian="bold" style:font-size-complex="14pt" style:font-weight-complex="bold"/>
    </style:style>
    <style:style style:name="P9" style:family="paragraph" style:parent-style-name="Standard">
      <style:text-properties fo:font-size="14pt" fo:font-weight="bold" officeooo:rsid="001a619b" officeooo:paragraph-rsid="001a619b" style:font-size-asian="12.25pt" style:font-weight-asian="bold" style:font-size-complex="14pt" style:font-weight-complex="bold"/>
    </style:style>
    <style:style style:name="P10" style:family="paragraph" style:parent-style-name="Standard">
      <style:text-properties fo:font-size="14pt" fo:font-weight="bold" officeooo:rsid="001a619b" officeooo:paragraph-rsid="0023e06c" style:font-size-asian="12.25pt" style:font-weight-asian="bold" style:font-size-complex="14pt" style:font-weight-complex="bold"/>
    </style:style>
    <style:style style:name="P11" style:family="paragraph" style:parent-style-name="Standard">
      <style:text-properties fo:font-size="14pt" fo:font-weight="bold" officeooo:rsid="001186b5" officeooo:paragraph-rsid="001186b5" style:font-size-asian="12.25pt" style:font-weight-asian="bold" style:font-size-complex="14pt" style:font-weight-complex="bold"/>
    </style:style>
    <style:style style:name="P12" style:family="paragraph" style:parent-style-name="Standard">
      <style:text-properties fo:font-size="14pt" fo:font-weight="bold" officeooo:rsid="0023e06c" officeooo:paragraph-rsid="0023e06c" style:font-size-asian="12.25pt" style:font-weight-asian="bold" style:font-size-complex="14pt" style:font-weight-complex="bold"/>
    </style:style>
    <style:style style:name="P13" style:family="paragraph" style:parent-style-name="Standard">
      <style:text-properties officeooo:rsid="0016c4d2" officeooo:paragraph-rsid="0016c4d2"/>
    </style:style>
    <style:style style:name="P14" style:family="paragraph" style:parent-style-name="Standard">
      <style:text-properties officeooo:rsid="0016c4d2" officeooo:paragraph-rsid="0023e06c"/>
    </style:style>
    <style:style style:name="P15" style:family="paragraph" style:parent-style-name="Standard">
      <style:text-properties officeooo:rsid="000c66f1" officeooo:paragraph-rsid="0016c4d2"/>
    </style:style>
    <style:style style:name="P16" style:family="paragraph" style:parent-style-name="Standard">
      <style:text-properties officeooo:rsid="000c66f1" officeooo:paragraph-rsid="001a619b"/>
    </style:style>
    <style:style style:name="P17" style:family="paragraph" style:parent-style-name="Standard">
      <style:text-properties officeooo:rsid="000c66f1" officeooo:paragraph-rsid="0023e06c"/>
    </style:style>
    <style:style style:name="P18" style:family="paragraph" style:parent-style-name="Standard">
      <style:text-properties officeooo:rsid="001a619b" officeooo:paragraph-rsid="001a619b"/>
    </style:style>
    <style:style style:name="P19" style:family="paragraph" style:parent-style-name="Standard">
      <style:text-properties officeooo:rsid="001a619b" officeooo:paragraph-rsid="001b0657"/>
    </style:style>
    <style:style style:name="P20" style:family="paragraph" style:parent-style-name="Standard">
      <style:text-properties officeooo:rsid="001a619b" officeooo:paragraph-rsid="001b7f80"/>
    </style:style>
    <style:style style:name="P21" style:family="paragraph" style:parent-style-name="Standard">
      <style:text-properties officeooo:rsid="001b7f80" officeooo:paragraph-rsid="001b7f80"/>
    </style:style>
    <style:style style:name="P22" style:family="paragraph" style:parent-style-name="Standard">
      <style:text-properties officeooo:rsid="001ce57c" officeooo:paragraph-rsid="001ce57c"/>
    </style:style>
    <style:style style:name="P23" style:family="paragraph" style:parent-style-name="Standard">
      <style:text-properties officeooo:rsid="0020984f" officeooo:paragraph-rsid="0020984f"/>
    </style:style>
    <style:style style:name="P24" style:family="paragraph" style:parent-style-name="Standard">
      <style:text-properties officeooo:rsid="0023e06c" officeooo:paragraph-rsid="0023e06c"/>
    </style:style>
    <style:style style:name="P25" style:family="paragraph" style:parent-style-name="Standard">
      <style:text-properties officeooo:rsid="0025ce25" officeooo:paragraph-rsid="0025ce25"/>
    </style:style>
    <style:style style:name="P26" style:family="paragraph" style:parent-style-name="Standard">
      <style:text-properties officeooo:rsid="002e8b2f" officeooo:paragraph-rsid="002e8b2f"/>
    </style:style>
    <style:style style:name="P27" style:family="paragraph" style:parent-style-name="Standard">
      <style:text-properties officeooo:rsid="0032c1fb" officeooo:paragraph-rsid="0032c1fb"/>
    </style:style>
    <style:style style:name="T1" style:family="text">
      <style:text-properties officeooo:rsid="00119041"/>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6c4d2" style:font-size-asian="10.5pt" style:font-weight-asian="normal" style:font-size-complex="12pt" style:font-weight-complex="normal"/>
    </style:style>
    <style:style style:name="T4" style:family="text">
      <style:text-properties fo:font-size="12pt" fo:font-weight="normal" officeooo:rsid="00186ad2" style:font-size-asian="10.5pt" style:font-weight-asian="normal" style:font-size-complex="12pt" style:font-weight-complex="normal"/>
    </style:style>
    <style:style style:name="T5" style:family="text">
      <style:text-properties fo:font-size="12pt" fo:font-weight="normal" officeooo:rsid="0023e06c" style:font-size-asian="10.5pt" style:font-weight-asian="normal" style:font-size-complex="12pt" style:font-weight-complex="normal"/>
    </style:style>
    <style:style style:name="T6" style:family="text">
      <style:text-properties fo:font-size="12pt" fo:font-weight="normal" officeooo:rsid="0025ce25" style:font-size-asian="10.5pt" style:font-weight-asian="normal" style:font-size-complex="12pt" style:font-weight-complex="normal"/>
    </style:style>
    <style:style style:name="T7" style:family="text">
      <style:text-properties fo:font-size="12pt" fo:font-weight="normal" officeooo:rsid="002dbab2" style:font-size-asian="10.5pt" style:font-weight-asian="normal" style:font-size-complex="12pt" style:font-weight-complex="normal"/>
    </style:style>
    <style:style style:name="T8" style:family="text">
      <style:text-properties officeooo:rsid="0016c4d2"/>
    </style:style>
    <style:style style:name="T9" style:family="text">
      <style:text-properties officeooo:rsid="001a619b"/>
    </style:style>
    <style:style style:name="T10" style:family="text">
      <style:text-properties officeooo:rsid="001b0657"/>
    </style:style>
    <style:style style:name="T11" style:family="text">
      <style:text-properties officeooo:rsid="00202bf5"/>
    </style:style>
    <style:style style:name="T12" style:family="text">
      <style:text-properties officeooo:rsid="0034d8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ció:</text:p>
      <text:p text:style-name="P3"/>
      <text:p text:style-name="P3">L’objectiu d’aquesta pràctica ha sigut implementar una solució multifil per a la lectura del fitxer de dades.</text:p>
      <text:p text:style-name="P3">En primer lloc, hem realitzat la implementació a nivell d’un únic fil, és a dir, en llegir el fitxer de dades es crea un fil secundari que processa les dades d’aquest fitxer. Per la realització d’aquesta part hem consultat la primera part del fitxer de programació multifil del Campus Virtual per comprendre’n el funcionament. </text:p>
      <text:p text:style-name="P4">Feta aquesta part, hem passat a implementar la solució amb múltiples fils, consultant <text:span text:style-name="T1">la segona part del fitxer de </text:span>programació multifil del Campus Virtual <text:span text:style-name="T1">entenent d’aquesta manera el funcionament dels monitors, bloqueig i desbloqueig de claus.</text:span></text:p>
      <text:p text:style-name="P2"/>
      <text:p text:style-name="P2"/>
      <text:p text:style-name="P2">Proves Realitzades i <text:span text:style-name="T9">P</text:span>roblemes Obtinguts</text:p>
      <text:p text:style-name="P1"/>
      <text:p text:style-name="P6">En primer lloc, volem comentar que hem definit el nombre de fils amb un #define a l’inici del fitxer main.c igual que el bloc de línies a llegir per fil.</text:p>
      <text:p text:style-name="P6"/>
      <text:p text:style-name="P18">El primer problema amb què ens vam trobar el vam tenir en la primera part de la pràctica al haver de crear un fil secundari per llegir i processar les dades del fitxer de dades. Ja que un cop entès com crear el fil i esperar a que aquest finalitzés la seva execució havíem de passar per paràmetre el punter al fitxer obert i el punter a l’arbre a la funció que executaria el fil. Per això hem creat una estructura ‘args_fil’ que conté els dos punters anteriors per passar per paràmetre a la funció que executa el fil.</text:p>
      <text:p text:style-name="P18"/>
      <text:p text:style-name="P19"><text:span text:style-name="T10">En posar-nos amb la implementació de la lectura de dades amb múltiples fils hem tingut més problemes. </text:span></text:p>
      <text:p text:style-name="P20"><text:span text:style-name="T10">En primer lloc, hem hagut de definir claus per cada node i pel fitxer, per això vam haver de diferenciar la forma d’inicialitzar-lo, ja que les claus dels nodes les definim dinàmicament i la clau del fitxer estàticament.</text:span></text:p>
      <text:p text:style-name="P21">Fet això, havíem d’estructurar el nostre codi per tal d’implementar el processament amb múltiples fils.</text:p>
      <text:p text:style-name="P21">Per això, vam haver de separar el codi de lectura de dades del processament d’aquestes.</text:p>
      <text:p text:style-name="P21">A mesura que realitzàvem la pràctica l’executàvem amb ‘valgrind’ per comprovar que tot funcionava correctament i no cometíem errors de memòria.</text:p>
      <text:p text:style-name="P22">La veritat és que havent entès com bloquejar i desbloquejar claus, juntament amb el flux d’execució no ha sigut massa difícil dur a terme la implementació.</text:p>
      <text:p text:style-name="P22"/>
      <text:p text:style-name="P22">Finalment, feta la implementació si que hem tingut problemes amb la quantitat de dades llegides.</text:p>
      <text:p text:style-name="P22">És a dir, com hem dit inicialment, hem definit el nombre de fils i el bloc de línies a llegir per cada fil. El problema que teníem era: Si volem llegir el fitxer de 10.000 línies, amb 4 fils i blocs de 2.000 línies, amb una única execució de cada fil, obtenim 2.000 * 4 = 8.000 línies.</text:p>
      <text:p text:style-name="P22">Hem hagut de buscar una manera per solucionar-ho, per això, aquest processament de dades, s’executa en un bucle fins que l'última línia llegida és la del final del fitxer, sortint així d’aquest bucle.</text:p>
      <text:p text:style-name="P22">Per provar aquesta implementació s’han dut a terme múltiples proves, amb múltiples valors de fils i de blocs de línies <text:span text:style-name="T11">imprimint per pantalla el nombre de línies llegides juntament amb l’identificador del fil.</text:span></text:p>
      <text:p text:style-name="P23">Finalment, s’ha aconseguit realitzar aquesta implementació satisfactòriament.</text:p>
      <text:p text:style-name="P25">Tot i això, cal dir que al executar el programa amb ‘valgrind’, el programa es ‘penja’ i no s’executa tal i com s’espera. </text:p>
      <text:p text:style-name="P22"/>
      <text:p text:style-name="P22"><text:soft-page-break/></text:p>
      <text:p text:style-name="P1"/>
      <text:p text:style-name="P1"/>
      <text:p text:style-name="P7">Anàlisi del temps d’execució</text:p>
      <text:p text:style-name="P7"><text:span text:style-name="T2"/></text:p>
      <text:p text:style-name="P12"><text:span text:style-name="T2">Totes les proves han sigut realitzades sobre el fitxer big_file.csv de 100.000.000 de línies.</text:span></text:p>
      <text:p text:style-name="P8"><text:span text:style-name="T2">Hem realitzat les proves amb 2, 4 </text:span><text:span text:style-name="T6">i</text:span><text:span text:style-name="T2"> 8 fils per comparar el rendiment. </text:span><text:span text:style-name="T7">Les proves han sigut realitzades amb un portàtil de 8 nuclis.</text:span></text:p>
      <text:p text:style-name="P8"><text:span text:style-name="T5"/></text:p>
      <text:p text:style-name="P8"><text:span text:style-name="T5">1) En aquestes proves el bloc de</text:span><text:span text:style-name="T2"> línies a llegir l’hem establert a 1.000 </text:span><text:span text:style-name="T3">i hem realitzat les proves sobre el fitxer de de dades big_file.csv de 100.000.000 de línies.</text:span></text:p>
      <text:p text:style-name="P9"><text:span text:style-name="T2"/></text:p>
      <text:p text:style-name="P13"><text:span text:style-name="T2">Aquests han sigut els resultats de les proves:</text:span></text:p>
      <text:p text:style-name="P16"/>
      <text:p text:style-name="P15">2 fils: creació arbre amb fitxer de dades big_file.csv. Temps CPU: 140.182313 se<text:span text:style-name="T8">gons</text:span></text:p>
      <text:p text:style-name="P15"><text:tab/><text:tab/><text:tab/><text:tab/><text:tab/><text:tab/><text:tab/> Temps cronològic: 70.633625 se<text:span text:style-name="T8">gons</text:span></text:p>
      <text:p text:style-name="P15">4 fils: creació arbre amb fitxer de dades big_file.csv. Temps CPU: 152.534110 se<text:span text:style-name="T8">gons</text:span></text:p>
      <text:p text:style-name="P15"><text:tab/><text:tab/><text:tab/><text:tab/><text:tab/><text:tab/><text:tab/> Temps cronològic: 38.686871 se<text:span text:style-name="T8">gons</text:span></text:p>
      <text:p text:style-name="P15">8 fils: creació arbre amb fitxer de dades big_file.csv. Temps CPU: 239.430459 se<text:span text:style-name="T8">gons</text:span></text:p>
      <text:p text:style-name="P15"><text:tab/><text:tab/><text:tab/><text:tab/><text:tab/><text:tab/><text:tab/> Temps cronològic: 31.363966 se<text:span text:style-name="T8">gons</text:span></text:p>
      <text:p text:style-name="P24"/>
      <text:p text:style-name="P8"><text:span text:style-name="T5">2) En aquestes proves el bloc de</text:span><text:span text:style-name="T2"> línies a llegir l’hem establert a 1</text:span><text:span text:style-name="T4">0</text:span><text:span text:style-name="T2">.000 </text:span><text:span text:style-name="T3">i hem realitzat les proves sobre el fitxer de de dades big_file.csv de 100.000.000 de línies.</text:span></text:p>
      <text:p text:style-name="P10"><text:span text:style-name="T2"/></text:p>
      <text:p text:style-name="P14"><text:span text:style-name="T2">Aquests han sigut els resultats de les proves:</text:span></text:p>
      <text:p text:style-name="P17"/>
      <text:p text:style-name="P17">2 fils: creació arbre amb fitxer de dades big_file.csv. Temps CPU: 137.581549 se<text:span text:style-name="T8">gons</text:span></text:p>
      <text:p text:style-name="P17"><text:tab/><text:tab/><text:tab/><text:tab/><text:tab/><text:tab/><text:tab/> Temps cronològic: 70.141862 se<text:span text:style-name="T8">gons</text:span></text:p>
      <text:p text:style-name="P17">4 fils: creació arbre amb fitxer de dades big_file.csv. Temps CPU: 151.054508 se<text:span text:style-name="T8">gons</text:span></text:p>
      <text:p text:style-name="P17"><text:tab/><text:tab/><text:tab/><text:tab/><text:tab/><text:tab/><text:tab/> Temps cronològic: 38.967598 se<text:span text:style-name="T8">gons</text:span></text:p>
      <text:p text:style-name="P17">8 fils: creació arbre amb fitxer de dades big_file.csv. Temps CPU: 237.816926 se<text:span text:style-name="T8">gons</text:span></text:p>
      <text:p text:style-name="P17"><text:tab/><text:tab/><text:tab/><text:tab/><text:tab/><text:tab/><text:tab/> Temps cronològic: 30.962796 se<text:span text:style-name="T8">gons</text:span></text:p>
      <text:p text:style-name="P8"><text:span text:style-name="T5"/></text:p>
      <text:p text:style-name="P8"><text:span text:style-name="T5">3) En aquestes proves el bloc de</text:span><text:span text:style-name="T2"> línies a llegir l’hem establert a 1</text:span><text:span text:style-name="T4">0</text:span><text:span text:style-name="T5">0</text:span><text:span text:style-name="T2">.000 </text:span><text:span text:style-name="T3">i hem realitzat les proves sobre el fitxer de de dades big_file.csv de 100.000.000 de línies.</text:span></text:p>
      <text:p text:style-name="P10"><text:span text:style-name="T2"/></text:p>
      <text:p text:style-name="P14"><text:span text:style-name="T2">Aquests han sigut els resultats de les proves:</text:span></text:p>
      <text:p text:style-name="P17"/>
      <text:p text:style-name="P17">2 fils: creació arbre amb fitxer de dades big_file.csv. Temps CPU: 135.397080 se<text:span text:style-name="T8">gons</text:span></text:p>
      <text:p text:style-name="P17"><text:tab/><text:tab/><text:tab/><text:tab/><text:tab/><text:tab/><text:tab/> Temps cronològic: 70.236104 se<text:span text:style-name="T8">gons</text:span></text:p>
      <text:p text:style-name="P17">4 fils: creació arbre amb fitxer de dades big_file.csv. Temps CPU: 143.924135 se<text:span text:style-name="T8">gons</text:span></text:p>
      <text:p text:style-name="P17"><text:tab/><text:tab/><text:tab/><text:tab/><text:tab/><text:tab/><text:tab/> Temps cronològic: 36.983115 se<text:span text:style-name="T8">gons</text:span></text:p>
      <text:p text:style-name="P17">8 fils: creació arbre amb fitxer de dades big_file.csv. Temps CPU: 238.568728 se<text:span text:style-name="T8">gons</text:span></text:p>
      <text:p text:style-name="P17"><text:tab/><text:tab/><text:tab/><text:tab/><text:tab/><text:tab/><text:tab/> Temps cronològic: 30.721873 se<text:span text:style-name="T8">gons</text:span></text:p>
      <text:p text:style-name="P17"/>
      <text:p text:style-name="P26">Com podem veure, obtenim els millors resultats, en termes de temps cronològic, amb 8 fils. Pel que fa al nombre de línies per bloc, veiem que no influeix massa en el rendiment, tot i això, els millors resultats veiem que han sigut obtinguts amb blocs de 100.000 línies.</text:p>
      <text:p text:style-name="P26"/>
      <text:p text:style-name="P27">Finalment hem deixat el nostre codi amb un nombre de 4 fils i 1.000 línies per bl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2:19:07.092814729</meta:creation-date>
    <dc:date>2018-11-18T16:52:56.751101329</dc:date>
    <meta:editing-duration>PT1H59M35S</meta:editing-duration>
    <meta:editing-cycles>23</meta:editing-cycles>
    <meta:generator>LibreOffice/6.0.6.2$Linux_X86_64 LibreOffice_project/00m0$Build-2</meta:generator>
    <meta:document-statistic meta:table-count="0" meta:image-count="0" meta:object-count="0" meta:page-count="2" meta:paragraph-count="48" meta:word-count="918" meta:character-count="5579" meta:non-whitespace-character-count="4634"/>
  </office:meta>
</office:document-meta>
</file>